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1.5693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eedyTest_Q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[1, 2, 6, 12, 24, 48, 60]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style-name="ce1" table:number-columns-repeated="10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float" office:value="7.86781311035156" calcext:value-type="float">
            <text:p>7.8678131104</text:p>
          </table:table-cell>
          <table:table-cell table:number-columns-repeated="10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" calcext:value-type="float">
            <text:p>36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7" calcext:value-type="float">
            <text:p>3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8" calcext:value-type="float">
            <text:p>38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8" calcext:value-type="float">
            <text:p>38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9" calcext:value-type="float">
            <text:p>39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4" calcext:value-type="float">
            <text:p>34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5" calcext:value-type="float">
            <text:p>35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5" calcext:value-type="float">
            <text:p>35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7" calcext:value-type="float">
            <text:p>37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5" calcext:value-type="float">
            <text:p>3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6" calcext:value-type="float">
            <text:p>36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7" calcext:value-type="float">
            <text:p>3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8" calcext:value-type="float">
            <text:p>38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4" calcext:value-type="float">
            <text:p>34</text:p>
          </table:table-cell>
          <table:table-cell office:value-type="float" office:value="1.9073486328125" calcext:value-type="float">
            <text:p>1.9073486328</text:p>
          </table:table-cell>
          <table:table-cell table:number-columns-repeated="1021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5" calcext:value-type="float">
            <text:p>35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5" calcext:value-type="float">
            <text:p>3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6" calcext:value-type="float">
            <text:p>3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5" calcext:value-type="float">
            <text:p>3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6" calcext:value-type="float">
            <text:p>36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5" calcext:value-type="float">
            <text:p>35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7" calcext:value-type="float">
            <text:p>37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5" calcext:value-type="float">
            <text:p>35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8" calcext:value-type="float">
            <text:p>38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7" calcext:value-type="float">
            <text:p>3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8" calcext:value-type="float">
            <text:p>38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9" calcext:value-type="float">
            <text:p>39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36" calcext:value-type="float">
            <text:p>3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8" calcext:value-type="float">
            <text:p>38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9" calcext:value-type="float">
            <text:p>39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40" calcext:value-type="float">
            <text:p>40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5" calcext:value-type="float">
            <text:p>35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36" calcext:value-type="float">
            <text:p>36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6" calcext:value-type="float">
            <text:p>3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36" calcext:value-type="float">
            <text:p>3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9" calcext:value-type="float">
            <text:p>39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5" calcext:value-type="float">
            <text:p>35</text:p>
          </table:table-cell>
          <table:table-cell office:value-type="float" office:value="2.14576721191406" calcext:value-type="float">
            <text:p>2.1457672119</text:p>
          </table:table-cell>
          <table:table-cell table:number-columns-repeated="1021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6" calcext:value-type="float">
            <text:p>3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6" calcext:value-type="float">
            <text:p>3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8" calcext:value-type="float">
            <text:p>38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6" calcext:value-type="float">
            <text:p>36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6" calcext:value-type="float">
            <text:p>3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7" calcext:value-type="float">
            <text:p>3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7" calcext:value-type="float">
            <text:p>37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8" calcext:value-type="float">
            <text:p>38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9" calcext:value-type="float">
            <text:p>3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0" calcext:value-type="float">
            <text:p>40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6" calcext:value-type="float">
            <text:p>36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7" calcext:value-type="float">
            <text:p>37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9" calcext:value-type="float">
            <text:p>39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40" calcext:value-type="float">
            <text:p>4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9" calcext:value-type="float">
            <text:p>3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0" calcext:value-type="float">
            <text:p>40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0" calcext:value-type="float">
            <text:p>40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40" calcext:value-type="float">
            <text:p>4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1" calcext:value-type="float">
            <text:p>41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6" calcext:value-type="float">
            <text:p>3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9" calcext:value-type="float">
            <text:p>3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8" calcext:value-type="float">
            <text:p>3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9" calcext:value-type="float">
            <text:p>3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40" calcext:value-type="float">
            <text:p>40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6" calcext:value-type="float">
            <text:p>36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7" calcext:value-type="float">
            <text:p>3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8" calcext:value-type="float">
            <text:p>38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7" calcext:value-type="float">
            <text:p>3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40" calcext:value-type="float">
            <text:p>40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7" calcext:value-type="float">
            <text:p>3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39" calcext:value-type="float">
            <text:p>39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9" calcext:value-type="float">
            <text:p>3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40" calcext:value-type="float">
            <text:p>4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9" calcext:value-type="float">
            <text:p>3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0" calcext:value-type="float">
            <text:p>40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40" calcext:value-type="float">
            <text:p>4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41" calcext:value-type="float">
            <text:p>41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7" calcext:value-type="float">
            <text:p>37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9" calcext:value-type="float">
            <text:p>3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0" calcext:value-type="float">
            <text:p>4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40" calcext:value-type="float">
            <text:p>4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40" calcext:value-type="float">
            <text:p>4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41" calcext:value-type="float">
            <text:p>41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8" calcext:value-type="float">
            <text:p>3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9" calcext:value-type="float">
            <text:p>3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9" calcext:value-type="float">
            <text:p>39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40" calcext:value-type="float">
            <text:p>4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[1, 6, 13, 37, 150]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style-name="ce1" table:number-columns-repeated="10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1" calcext:value-type="float">
            <text:p>2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6" calcext:value-type="float">
            <text:p>1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8" calcext:value-type="float">
            <text:p>18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" calcext:value-type="float">
            <text:p>1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8" calcext:value-type="float">
            <text:p>1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7" calcext:value-type="float">
            <text:p>17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6" calcext:value-type="float">
            <text:p>1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" calcext:value-type="float">
            <text:p>2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7" calcext:value-type="float">
            <text:p>17</text:p>
          </table:table-cell>
          <table:table-cell office:value-type="float" office:value="15.9740447998047" calcext:value-type="float">
            <text:p>15.9740447998</text:p>
          </table:table-cell>
          <table:table-cell table:number-columns-repeated="1021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9" calcext:value-type="float">
            <text:p>1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" calcext:value-type="float">
            <text:p>20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1" calcext:value-type="float">
            <text:p>2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" calcext:value-type="float">
            <text:p>2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" calcext:value-type="float">
            <text:p>2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2" calcext:value-type="float">
            <text:p>2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9" calcext:value-type="float">
            <text:p>1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" calcext:value-type="float">
            <text:p>2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1" calcext:value-type="float">
            <text:p>2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2" calcext:value-type="float">
            <text:p>22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6" calcext:value-type="float">
            <text:p>16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8" calcext:value-type="float">
            <text:p>18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9" calcext:value-type="float">
            <text:p>19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9" calcext:value-type="float">
            <text:p>1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2" calcext:value-type="float">
            <text:p>2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2" calcext:value-type="float">
            <text:p>2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9" calcext:value-type="float">
            <text:p>1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" calcext:value-type="float">
            <text:p>2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1" calcext:value-type="float">
            <text:p>2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2" calcext:value-type="float">
            <text:p>2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3" calcext:value-type="float">
            <text:p>23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2" calcext:value-type="float">
            <text:p>2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3" calcext:value-type="float">
            <text:p>23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9" calcext:value-type="float">
            <text:p>19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1" calcext:value-type="float">
            <text:p>2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2" calcext:value-type="float">
            <text:p>2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3" calcext:value-type="float">
            <text:p>23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7" calcext:value-type="float">
            <text:p>17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" calcext:value-type="float">
            <text:p>14</text:p>
          </table:table-cell>
          <table:table-cell office:value-type="float" office:value="1.9073486328125" calcext:value-type="float">
            <text:p>1.9073486328</text:p>
          </table:table-cell>
          <table:table-cell table:number-columns-repeated="1021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5" calcext:value-type="float">
            <text:p>1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6" calcext:value-type="float">
            <text:p>1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8" calcext:value-type="float">
            <text:p>18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9" calcext:value-type="float">
            <text:p>19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6" calcext:value-type="float">
            <text:p>1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7" calcext:value-type="float">
            <text:p>17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6" calcext:value-type="float">
            <text:p>1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5" calcext:value-type="float">
            <text:p>15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6" calcext:value-type="float">
            <text:p>16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6" calcext:value-type="float">
            <text:p>16</text:p>
          </table:table-cell>
          <table:table-cell office:value-type="float" office:value="9.05990600585938" calcext:value-type="float">
            <text:p>9.0599060059</text:p>
          </table:table-cell>
          <table:table-cell table:number-columns-repeated="102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8" calcext:value-type="float">
            <text:p>1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1" calcext:value-type="float">
            <text:p>2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6" calcext:value-type="float">
            <text:p>16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7" calcext:value-type="float">
            <text:p>17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5" calcext:value-type="float">
            <text:p>1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6" calcext:value-type="float">
            <text:p>16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0" calcext:value-type="float">
            <text:p>20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6" calcext:value-type="float">
            <text:p>16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8" calcext:value-type="float">
            <text:p>18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" calcext:value-type="float">
            <text:p>16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9" calcext:value-type="float">
            <text:p>1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" calcext:value-type="float">
            <text:p>2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1" calcext:value-type="float">
            <text:p>21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2" calcext:value-type="float">
            <text:p>2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1" calcext:value-type="float">
            <text:p>21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2" calcext:value-type="float">
            <text:p>2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9" calcext:value-type="float">
            <text:p>19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0" calcext:value-type="float">
            <text:p>2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1" calcext:value-type="float">
            <text:p>2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2" calcext:value-type="float">
            <text:p>2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6" calcext:value-type="float">
            <text:p>16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7" calcext:value-type="float">
            <text:p>17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0" calcext:value-type="float">
            <text:p>20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1" calcext:value-type="float">
            <text:p>21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0" calcext:value-type="float">
            <text:p>20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2" calcext:value-type="float">
            <text:p>2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7" calcext:value-type="float">
            <text:p>17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0" calcext:value-type="float">
            <text:p>2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1" calcext:value-type="float">
            <text:p>21</text:p>
          </table:table-cell>
          <table:table-cell office:value-type="float" office:value="111.103057861328" calcext:value-type="float">
            <text:p>111.1030578613</text:p>
          </table:table-cell>
          <table:table-cell table:number-columns-repeated="1021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2" calcext:value-type="float">
            <text:p>2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8" calcext:value-type="float">
            <text:p>18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0" calcext:value-type="float">
            <text:p>2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1" calcext:value-type="float">
            <text:p>2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2" calcext:value-type="float">
            <text:p>2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3" calcext:value-type="float">
            <text:p>23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9" calcext:value-type="float">
            <text:p>19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7:24:36.7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7:24:50.439000000</dc:date>
    <meta:editing-duration>PT52S</meta:editing-duration>
    <meta:editing-cycles>2</meta:editing-cycles>
    <meta:generator>LibreOffice/4.3.5.2$Windows_x86 LibreOffice_project/3a87456aaa6a95c63eea1c1b3201acedf0751bd5</meta:generator>
    <meta:document-statistic meta:table-count="1" meta:cell-count="1156" meta:object-count="0"/>
  </office:meta>
</office:document-meta>
</file>